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lectionListBuilder.buildStaticList( Element selectionListElement , Datatype dataty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efaultSelectionListBuilder.readSelectionList( String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SelectionListBuil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lectionListBuilder.build( Element selectionListElement , Datatype dat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